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Nimbus Roman No9 L" svg:font-family="'Nimbus Roman No9 L'" style:font-family-generic="roman"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DejaVu Sans Condensed1" officeooo:rsid="001ce401" officeooo:paragraph-rsid="001ce401"/>
    </style:style>
    <style:style style:name="P2" style:family="paragraph" style:parent-style-name="Standard">
      <style:text-properties style:font-name="DejaVu Sans Condensed1" fo:font-size="16pt" fo:font-weight="bold" officeooo:rsid="001ce401" officeooo:paragraph-rsid="001ce401" style:font-size-asian="16pt" style:font-weight-asian="bold" style:font-size-complex="16pt" style:font-weight-complex="bold"/>
    </style:style>
    <style:style style:name="P3" style:family="paragraph" style:parent-style-name="Standard">
      <style:text-properties style:font-name="DejaVu Sans Condensed1" fo:font-size="16pt" fo:font-weight="bold" officeooo:rsid="00387832" officeooo:paragraph-rsid="00387832" style:font-size-asian="16pt" style:font-weight-asian="bold" style:font-size-complex="16pt" style:font-weight-complex="bold"/>
    </style:style>
    <style:style style:name="P4" style:family="paragraph" style:parent-style-name="Standard">
      <style:text-properties style:font-name="DejaVu Sans Condensed1" fo:font-weight="bold" officeooo:rsid="00387832" officeooo:paragraph-rsid="00387832" style:font-weight-asian="bold" style:font-weight-complex="bold"/>
    </style:style>
    <style:style style:name="P5" style:family="paragraph" style:parent-style-name="Standard">
      <style:text-properties style:font-name="DejaVu Sans Condensed1" fo:font-weight="normal" officeooo:rsid="0040e25e" officeooo:paragraph-rsid="002e57e4" style:font-weight-asian="normal" style:font-weight-complex="normal"/>
    </style:style>
    <style:style style:name="P6" style:family="paragraph" style:parent-style-name="Standard">
      <style:text-properties style:font-name="DejaVu Sans Condensed1" fo:font-size="10pt" fo:font-style="italic" fo:font-weight="normal" officeooo:rsid="00387832" officeooo:paragraph-rsid="004836fa" style:font-size-asian="10pt" style:font-style-asian="italic" style:font-weight-asian="normal" style:font-size-complex="10pt" style:font-style-complex="italic" style:font-weight-complex="normal"/>
    </style:style>
    <style:style style:name="P7" style:family="paragraph" style:parent-style-name="Standard">
      <style:paragraph-properties fo:margin-left="0.5in" fo:margin-right="0in" fo:text-indent="-0.5in" style:auto-text-indent="false">
        <style:tab-stops/>
      </style:paragraph-properties>
      <style:text-properties style:font-name="DejaVu Sans Condensed1" fo:font-weight="normal" officeooo:rsid="0042406c" officeooo:paragraph-rsid="0042406c" style:font-weight-asian="normal" style:font-weight-complex="normal"/>
    </style:style>
    <style:style style:name="P8" style:family="paragraph" style:parent-style-name="Standard">
      <style:paragraph-properties fo:margin-left="0.5in" fo:margin-right="0in" fo:text-indent="-0.5in" style:auto-text-indent="false">
        <style:tab-stops/>
      </style:paragraph-properties>
      <style:text-properties style:font-name="DejaVu Sans Condensed1" fo:font-weight="normal" officeooo:rsid="0049cc05" officeooo:paragraph-rsid="0049cc05" style:font-weight-asian="normal" style:font-weight-complex="normal"/>
    </style:style>
    <style:style style:name="P9" style:family="paragraph" style:parent-style-name="Standard">
      <style:paragraph-properties fo:margin-left="0.5in" fo:margin-right="0in" fo:text-indent="-0.5in" style:auto-text-indent="false">
        <style:tab-stops/>
      </style:paragraph-properties>
      <style:text-properties style:font-name="DejaVu Sans Condensed1" fo:font-weight="normal" officeooo:rsid="0049cc05" officeooo:paragraph-rsid="0049cc05" style:font-weight-asian="normal" style:font-weight-complex="normal"/>
    </style:style>
    <style:style style:name="P10" style:family="paragraph" style:parent-style-name="Standard">
      <style:paragraph-properties fo:margin-left="0.5in" fo:margin-right="0in" fo:text-indent="-0.5in" style:auto-text-indent="false">
        <style:tab-stops/>
      </style:paragraph-properties>
      <style:text-properties style:font-name="DejaVu Sans Condensed1" fo:font-weight="normal" officeooo:rsid="004a8369" officeooo:paragraph-rsid="004a8369" style:font-weight-asian="normal" style:font-weight-complex="normal"/>
    </style:style>
    <style:style style:name="P11" style:family="paragraph" style:parent-style-name="Standard">
      <style:paragraph-properties fo:margin-left="0.5in" fo:margin-right="0in" fo:text-indent="-0.5in" style:auto-text-indent="false">
        <style:tab-stops/>
      </style:paragraph-properties>
      <style:text-properties style:font-name="DejaVu Sans Condensed1" fo:font-weight="normal" officeooo:rsid="004c347a" officeooo:paragraph-rsid="004c347a" style:font-weight-asian="normal" style:font-weight-complex="normal"/>
    </style:style>
    <style:style style:name="P12" style:family="paragraph" style:parent-style-name="Standard">
      <style:paragraph-properties fo:margin-left="0.5in" fo:margin-right="0in" fo:text-indent="-0.5in" style:auto-text-indent="false" fo:break-before="page">
        <style:tab-stops/>
      </style:paragraph-properties>
      <style:text-properties style:font-name="DejaVu Sans Condensed1" fo:font-weight="normal" officeooo:rsid="004a8369" officeooo:paragraph-rsid="004a8369" style:font-weight-asian="normal" style:font-weight-complex="normal"/>
    </style:style>
    <style:style style:name="T1" style:family="text">
      <style:text-properties officeooo:rsid="0035c9ca"/>
    </style:style>
    <style:style style:name="T2" style:family="text">
      <style:text-properties officeooo:rsid="00387832"/>
    </style:style>
    <style:style style:name="T3" style:family="text">
      <style:text-properties officeooo:rsid="003df3ac"/>
    </style:style>
    <style:style style:name="T4" style:family="text">
      <style:text-properties officeooo:rsid="004836fa"/>
    </style:style>
    <style:style style:name="T5" style:family="text">
      <style:text-properties officeooo:rsid="0049cc05"/>
    </style:style>
    <style:style style:name="T6" style:family="text">
      <style:text-properties style:font-name="DejaVu Sans Mono"/>
    </style:style>
    <style:style style:name="T7" style:family="text">
      <style:text-properties style:font-name="DejaVu Sans Mono" officeooo:rsid="004a8369"/>
    </style:style>
    <style:style style:name="T8" style:family="text">
      <style:text-properties officeooo:rsid="004c34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hapter <text:span text:style-name="T4">4</text:span> <text:span text:style-name="T3">Checkpoint Exercises</text:span></text:p>
      <text:p text:style-name="P2"/>
      <text:p text:style-name="P1"><text:span text:style-name="T1">CSC 134</text:span> – section <text:span text:style-name="T2">200</text:span> – Fall 2014</text:p>
      <text:p text:style-name="P1"/>
      <text:p text:style-name="P1">Walter Vaughan</text:p>
      <text:p text:style-name="P1"/>
      <text:p text:style-name="P4">Checkpoint Exercises</text:p>
      <text:p text:style-name="P6">(<text:span text:style-name="T4">4.1, 4.2, 4.3, 4.4, 4.5, 4.7, 4.9, 4.10, 4.11, 4.14, 4.17, 4.20, 4.21, 4.22, 4.23, 4.28, 4.31)</text:span></text:p>
      <text:p text:style-name="P5"/>
      <text:p text:style-name="P7"><text:span text:style-name="T4">4.1</text:span><text:tab/><text:span text:style-name="T5">A) T<text:line-break/>B) T<text:line-break/>C) F<text:line-break/>D) T<text:line-break/>E) T<text:line-break/>F) F<text:line-break/>G) T</text:span></text:p>
      <text:p text:style-name="P7"/>
      <text:p text:style-name="P8">4.2<text:tab/>A) incorrect. <text:line-break/>B) incorrect.<text:line-break/>C) correct.</text:p>
      <text:p text:style-name="P8"/>
      <text:p text:style-name="P8">4.3<text:tab/>A) yes<text:line-break/>B) no<text:line-break/>C) no</text:p>
      <text:p text:style-name="P8"/>
      <text:p text:style-name="P8">4.4<text:tab/><text:span text:style-name="T6">0<text:line-break/>0<text:line-break/>1<text:line-break/>0</text:span></text:p>
      <text:p text:style-name="P8"/>
      <text:p text:style-name="P8">4.5<text:tab/><text:span text:style-name="T6">if ( x == 20 ) y = 0;</text:span></text:p>
      <text:p text:style-name="P8"/>
      <text:p text:style-name="P8">4.7<text:tab/><text:span text:style-name="T6">if ( hours &gt; 40 ) payRate *= 1.5;</text:span></text:p>
      <text:p text:style-name="P8"/>
      <text:p text:style-name="P8">4.9<text:tab/>FALSE</text:p>
      <text:p text:style-name="P8"/>
      <text:p text:style-name="P8">4.10<text:tab/><text:span text:style-name="T7">if ( sales &gt; 50000 ) { <text:line-break/><text:tab/>commisionRate = 0.25;<text:line-break/><text:tab/>bonus = 250;<text:line-break/>}</text:span></text:p>
      <text:p text:style-name="P8"/>
      <text:p text:style-name="P10">4.11<text:tab/>There are no <text:span text:style-name="T6">{</text:span>brackets<text:span text:style-name="T6">}</text:span> around the contents of the <text:span text:style-name="T6">if</text:span> statement, so only the first statement is conditionally executed, while it appears they are meant to be conditionally executed together.</text:p>
      <text:p text:style-name="P10"/>
      <text:p text:style-name="P10">4.14<text:tab/><text:span text:style-name="T6">if ( sales &gt;= 50000.00 )<text:line-break/><text:tab/>commissionRate = 0.20;<text:line-break/>else<text:line-break/><text:tab/>commissionRate = 0.10;</text:span></text:p>
      <text:p text:style-name="P10"/>
      <text:p text:style-name="P10"/>
      <text:p text:style-name="P12">4.17<text:tab/>If the customer purchases this many books<text:tab/><text:tab/>This many coupons are given<text:line-break/><text:tab/><text:tab/><text:tab/>1<text:tab/><text:tab/><text:tab/><text:tab/><text:tab/><text:tab/>1<text:line-break/><text:tab/><text:tab/><text:tab/>3<text:tab/><text:tab/><text:tab/><text:tab/><text:tab/><text:tab/>2<text:line-break/><text:tab/><text:tab/><text:tab/>4<text:tab/><text:tab/><text:tab/><text:tab/><text:tab/><text:tab/>2<text:line-break/><text:tab/><text:tab/><text:tab/>5<text:tab/><text:tab/><text:tab/><text:tab/><text:tab/><text:tab/>3<text:line-break/><text:tab/><text:tab/><text:tab/>10<text:tab/><text:tab/><text:tab/><text:tab/><text:tab/><text:tab/>3</text:p>
      <text:p text:style-name="P10"/>
      <text:p text:style-name="P10">4.20<text:tab/><text:span text:style-name="T6">if ( speed &gt;= 0 &amp;&amp; speed &lt;= 200 )<text:line-break/><text:tab/>std::cout &lt;&lt; “The number is valid”;</text:span></text:p>
      <text:p text:style-name="P10"/>
      <text:p text:style-name="P10">4.21<text:tab/><text:span text:style-name="T6">if ( speed &lt; 0 || speed &gt; 200 )<text:line-break/><text:tab/>std::cout &lt;&lt; “The number is not valid”;</text:span></text:p>
      <text:p text:style-name="P10"/>
      <text:p text:style-name="P10">4.22<text:tab/>A) <text:span text:style-name="T8">true<text:line-break/>B) false<text:line-break/>C) true<text:line-break/>D) false<text:line-break/>E) false<text:line-break/>F) true</text:span></text:p>
      <text:p text:style-name="P10"/>
      <text:p text:style-name="P11">4.23<text:tab/>A) false<text:line-break/>B) false<text:line-break/>C) true<text:line-break/>D) false<text:line-break/>E) false<text:line-break/>F) true<text:line-break/>G) false</text:p>
      <text:p text:style-name="P11"/>
      <text:p text:style-name="P11">4.28<text:tab/>The cases are expressions that will evaluate into a 0 or a 1, which is not allowed, as the cases are meant to only be unique, constant values. This is different from the intention, which was probably for each to be jumped to only if the condition in each case was true.</text:p>
      <text:p text:style-name="P11"/>
      <text:p text:style-name="Text_20_body">4.31<text:tab/>The program has been rewritten and saved as <text:span text:style-name="T6">4.31.cp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mily-generic="modern" style:font-pitch="fixed"/>
    <style:font-face style:name="Nimbus Roman No9 L" svg:font-family="'Nimbus Roman No9 L'" style:font-family-generic="roman"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family="'DejaVu Sans Condensed'" style:font-style-name="Condensed"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5in" fo:margin-bottom="0.25in" fo:margin-left="0.25in" fo:margin-right="0.2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0T10:35:37.791777420</meta:creation-date>
    <dc:date>2014-09-11T19:24:05.917382167</dc:date>
    <meta:editing-duration>PT7H54M12S</meta:editing-duration>
    <meta:editing-cycles>36</meta:editing-cycles>
    <meta:generator>LibreOffice/4.2.5.2$Linux_X86_64 LibreOffice_project/420m0$Build-2</meta:generator>
    <meta:document-statistic meta:table-count="0" meta:image-count="0" meta:object-count="0" meta:page-count="2" meta:paragraph-count="22" meta:word-count="296" meta:character-count="1462" meta:non-whitespace-character-count="1137"/>
  </office:meta>
</office:document-meta>
</file>